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7.287cm" fo:min-width="4.887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7.288cm" fo:min-width="7.036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="msArrowOvalEnd_20_5" draw:marker-start-width="0.318cm" draw:marker-start-center="true" draw:marker-end="msArrowOvalEnd_20_5" draw:marker-end-width="0.318cm" draw:marker-end-center="tru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solid" svg:stroke-width="0.035cm" svg:stroke-color="#325490" draw:stroke-linejoin="miter" draw:fill="solid" draw:fill-color="#ffc000" draw:textarea-vertical-align="middle" draw:auto-grow-height="false" draw:fit-to-size="false" style:shrink-to-fit="false" fo:min-height="0.358cm" fo:min-width="4.886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35cm" svg:stroke-color="#325490" draw:stroke-linejoin="miter" draw:fill="solid" draw:fill-color="#ffc000" draw:textarea-vertical-align="middle" draw:auto-grow-height="false" draw:fit-to-size="false" style:shrink-to-fit="false" fo:min-height="0.389cm" fo:min-width="0.114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7.287cm" fo:min-width="4.887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35cm" svg:stroke-color="#325490" draw:stroke-linejoin="miter" draw:fill="solid" draw:fill-color="#ffc000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0cm" fo:min-width="4.61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4.566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P1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3" draw:style-name="gr1" draw:text-style-name="P1" draw:layer="layout" svg:width="5.386cm" svg:height="7.536cm" svg:x="2.342cm" svg:y="3.6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1" draw:layer="layout" svg:width="7.535cm" svg:height="7.537cm" draw:transform="rotate (1.5707963267949) translate (20.035cm 11.17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3" draw:text-style-name="P2" draw:layer="layout" svg:x1="1.906cm" svg:y1="3.696cm" svg:x2="1.907cm" svg:y2="11.232cm">
          <text:p/>
        </draw:line>
        <draw:custom-shape draw:name="Rectangle 8" draw:style-name="gr4" draw:text-style-name="P4" draw:layer="layout" svg:width="5.385cm" svg:height="0.607cm" svg:x="2.342cm" svg:y="5.979cm">
          <text:p text:style-name="P3"><text:span text:style-name="T1">Row i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" draw:text-style-name="P5" draw:layer="layout" svg:width="0.613cm" svg:height="0.638cm" draw:transform="rotate (-1.5707963267949) translate (22.68cm 5.97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" draw:text-style-name="P1" draw:layer="layout" svg:width="5.386cm" svg:height="7.536cm" draw:transform="rotate (1.5707963267949) translate (10.169cm 10.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4" draw:layer="layout" svg:width="5.386cm" svg:height="0.607cm" draw:transform="rotate (-1.5707963267949) translate (12.479cm 4.973cm)">
          <text:p text:style-name="P3"><text:span text:style-name="T1">Column i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8" draw:text-style-name="P2" draw:layer="layout" svg:width="5.112cm" svg:height="0.001cm" svg:x="2.479cm" svg:y="5.6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9" draw:text-style-name="P2" draw:layer="layout" svg:width="0.001cm" svg:height="4.816cm" svg:x="12.791cm" svg:y="5.2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10" draw:text-style-name="P6" draw:layer="layout" svg:width="0.927cm" svg:height="1.434cm" svg:x="7.841cm" svg:y="6.53cm">
          <text:p text:style-name="P3"><text:span text:style-name="T2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1" draw:text-style-name="P6" draw:layer="layout" svg:width="0.99cm" svg:height="1.436cm" svg:x="17.78cm" svg:y="6.654cm">
          <text:p text:style-name="P3"><text:span text:style-name="T2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2" draw:text-style-name="P8" draw:layer="layout" svg:width="4.178cm" svg:height="1.011cm" svg:x="20.272cm" svg:y="4.981cm">
          <text:p text:style-name="P7"><text:span text:style-name="T1">Position (i0,i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3" draw:text-style-name="P8" draw:layer="layout" svg:width="1.891cm" svg:height="1.012cm" draw:transform="rotate (1.5707963267949) translate (0.632cm 8.124cm)">
          <text:p text:style-name="P7"><text:span text:style-name="T3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" draw:style-name="gr3" draw:text-style-name="P2" draw:layer="layout" svg:x1="17.706cm" svg:y1="4.542cm" svg:x2="10.169cm" svg:y2="4.543cm">
          <text:p/>
        </draw:line>
        <draw:custom-shape draw:name="TextBox 28" draw:style-name="gr14" draw:text-style-name="P8" draw:layer="layout" svg:width="1.892cm" svg:height="1.011cm" svg:x="13.273cm" svg:y="3.319cm">
          <text:p text:style-name="P7"><text:span text:style-name="T3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_0" draw:style-name="gr15" draw:text-style-name="P8" draw:layer="layout" svg:width="1.917cm" svg:height="1.013cm" svg:x="4.124cm" svg:y="2.029cm">
          <text:p text:style-name="P7"><text:span text:style-name="T3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0" draw:style-name="gr3" draw:text-style-name="P2" draw:layer="layout" svg:x1="2.352cm" svg:y1="3.231cm" svg:x2="7.748cm" svg:y2="3.231cm">
          <text:p/>
        </draw:line>
        <draw:line draw:name="Straight Connector 6_1" draw:style-name="gr3" draw:text-style-name="P2" draw:layer="layout" svg:x1="9.73cm" svg:y1="4.796cm" svg:x2="9.757cm" svg:y2="10.36cm">
          <text:p/>
        </draw:line>
        <draw:custom-shape draw:name="TextBox 22_1" draw:style-name="gr16" draw:text-style-name="P8" draw:layer="layout" svg:width="1.918cm" svg:height="1.013cm" draw:transform="rotate (1.5707963267949) translate (8.509cm 8.338cm)">
          <text:p text:style-name="P7"><text:span text:style-name="T3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2" draw:style-name="gr3" draw:text-style-name="P2" draw:layer="layout" svg:x1="19.606cm" svg:y1="3.696cm" svg:x2="19.607cm" svg:y2="11.232cm">
          <text:p/>
        </draw:line>
        <draw:custom-shape draw:name="TextBox 22_2" draw:style-name="gr17" draw:text-style-name="P8" draw:layer="layout" svg:width="1.891cm" svg:height="1.012cm" draw:transform="rotate (1.5707963267949) translate (18.532cm 8.225cm)">
          <text:p text:style-name="P7"><text:span text:style-name="T3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_0" draw:style-name="gr3" draw:text-style-name="P2" draw:layer="layout" svg:x1="27.559cm" svg:y1="3.221cm" svg:x2="20.022cm" svg:y2="3.222cm">
          <text:p/>
        </draw:line>
        <draw:custom-shape draw:name="TextBox 28_0" draw:style-name="gr18" draw:text-style-name="P8" draw:layer="layout" svg:width="1.892cm" svg:height="1.011cm" svg:x="22.873cm" svg:y="2.019cm">
          <text:p text:style-name="P7"><text:span text:style-name="T3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9" draw:layer="layout" svg:width="2.83cm" svg:height="0.962cm" svg:x="13.716cm" svg:y="7.239cm">
          <draw:text-box>
            <text:p>Matrix B</text:p>
          </draw:text-box>
        </draw:frame>
        <draw:frame draw:style-name="gr20" draw:text-style-name="P9" draw:layer="layout" svg:width="2.864cm" svg:height="0.962cm" svg:x="22.536cm" svg:y="7.493cm">
          <draw:text-box>
            <text:p>Matrix C</text:p>
          </draw:text-box>
        </draw:frame>
        <draw:frame draw:style-name="gr21" draw:text-style-name="P9" draw:layer="layout" svg:width="2.792cm" svg:height="0.962cm" svg:x="3.673cm" svg:y="7.684cm">
          <draw:text-box>
            <text:p>Matrix A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3:17:25.641071765</meta:creation-date>
    <dc:date>2022-03-01T15:52:13.141088310</dc:date>
    <meta:editing-duration>PT35M40S</meta:editing-duration>
    <meta:editing-cycles>5</meta:editing-cycles>
    <meta:generator>LibreOffice/7.2.2.2$Linux_X86_64 LibreOffice_project/20$Build-2</meta:generator>
    <meta:document-statistic meta:object-count="26"/>
  </office:meta>
</office:document-meta>
</file>